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0.9799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2" draw:style-name="gr1" draw:text-style-name="P1" svg:width="6.2961in" svg:height="3.5457in" svg:x="0.4484in" svg:y="3.1043in">
            <draw:object draw:notify-on-update-of-ranges="Sheet1.B1:Sheet1.B1 Sheet1.B2:Sheet1.B13 Sheet1.C1:Sheet1.C1 Sheet1.C2:Sheet1.C13 Sheet1.B1:Sheet1.B1 Sheet1.B2:Sheet1.B13 Sheet1.D1:Sheet1.D1 Sheet1.D2:Sheet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pack(actual)</text:p>
          </table:table-cell>
          <table:table-cell office:value-type="string" calcext:value-type="string">
            <text:p>MCM’e’</text:p>
            <text:p>PWM value</text:p>
          </table:table-cell>
          <table:table-cell office:value-type="string" calcext:value-type="string">
            <office:annotation draw:style-name="gr2" draw:text-style-name="P3" svg:width="1.1413in" svg:height="0.7083in" svg:x="3.102in" svg:y="0in" draw:caption-point-x="-0.2402in" draw:caption-point-y="0.0039in">
              <dc:date>2022-06-28T00:00:00</dc:date>
              <text:p text:style-name="P2">Measured with differential probe</text:p>
            </office:annotation>
            <text:p>V_MCMe</text:p>
            <text:p>(spoofed)</text:p>
            <text:p>F_PWM = 3921</text:p>
          </table:table-cell>
          <table:table-cell office:value-type="string" calcext:value-type="string">
            <office:annotation draw:style-name="gr2" draw:text-style-name="P3" svg:width="1.1413in" svg:height="0.7083in" svg:x="4.0819in" svg:y="0in" draw:caption-point-x="-0.2402in" draw:caption-point-y="0.0039in">
              <dc:date>2022-06-28T00:00:00</dc:date>
              <text:p text:style-name="P2">Measured with differential probe</text:p>
            </office:annotation>
            <text:p>V_MCMe</text:p>
            <text:p>(spoofed)</text:p>
            <text:p>F_PWM = 490</text:p>
          </table:table-cell>
          <table:table-cell/>
          <table:table-cell office:value-type="string" calcext:value-type="string">
            <text:p>Vdelta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" calcext:value-type="float">
            <text:p>176</text:p>
          </table:table-cell>
          <table:table-cell/>
          <table:table-cell table:formula="of:=[.C2]-[.D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C3]-[.D3]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C4]-[.D4]" office:value-type="float" office:value="-4" calcext:value-type="float">
            <text:p>-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C5]-[.D5]" office:value-type="float" office:value="-4" calcext:value-type="float">
            <text:p>-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C6]-[.D6]" office:value-type="float" office:value="-4" calcext:value-type="float">
            <text:p>-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C7]-[.D7]" office:value-type="float" office:value="-4" calcext:value-type="float">
            <text:p>-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C8]-[.D8]" office:value-type="float" office:value="-3" calcext:value-type="float">
            <text:p>-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C9]-[.D9]" office:value-type="float" office:value="-4" calcext:value-type="float">
            <text:p>-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C10]-[.D10]" office:value-type="float" office:value="-3" calcext:value-type="float">
            <text:p>-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25" calcext:value-type="float">
            <text:p>22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C11]-[.D11]" office:value-type="float" office:value="-3" calcext:value-type="float">
            <text:p>-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C12]-[.D12]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7" calcext:value-type="float">
            <text:p>117</text:p>
          </table:table-cell>
          <table:table-cell/>
          <table:table-cell table:formula="of:=[.C13]-[.D13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 codes present during testing, so MCM offset voltage not presen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8T21:36:53.550633064</meta:creation-date>
    <dc:date>2022-06-28T21:53:50.040089485</dc:date>
    <meta:editing-duration>PT6M29S</meta:editing-duration>
    <meta:editing-cycles>3</meta:editing-cycles>
    <meta:generator>LibreOffice/7.0.6.2$MacOSX_X86_64 LibreOffice_project/144abb84a525d8e30c9dbbefa69cbbf2d8d4ae3b</meta:generator>
    <meta:document-statistic meta:table-count="1" meta:cell-count="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55" chart:origin="0" chart:interval-major="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15" chart:maximum="18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7cm" xlink:href=".." xlink:type="simple" chart:class="chart:scatter" chart:style-name="ch1">
        <chart:title svg:x="3.945cm" svg:y="0.315cm" chart:style-name="ch2">
          <text:p>Spoofed MCM'e' voltage vs PWM value</text:p>
        </chart:title>
        <chart:legend chart:legend-position="end" svg:x="12.168cm" svg:y="3.17cm" style:legend-expansion="high" chart:style-name="ch3"/>
        <chart:plot-area chart:style-name="ch4" table:cell-range-address="Sheet1.B1:Sheet1.D13" chart:data-source-has-labels="row" svg:x="1.295cm" svg:y="1.284cm" svg:width="10.554cm" svg:height="6.597cm">
          <chart:coordinate-region svg:x="2.137cm" svg:y="1.482cm" svg:width="9.606cm" svg:height="5.755cm"/>
          <chart:axis chart:dimension="x" chart:name="primary-x" chart:style-name="ch5">
            <chart:title svg:x="5.707cm" svg:y="8.062cm" chart:style-name="ch6">
              <text:p>PWM value</text:p>
            </chart:title>
          </chart:axis>
          <chart:axis chart:dimension="y" chart:name="primary-y" chart:style-name="ch7">
            <chart:title svg:x="0.451cm" svg:y="5.752cm" chart:style-name="ch8">
              <text:p>spoofed voltage</text:p>
            </chart:title>
            <chart:grid chart:style-name="ch9" chart:class="major"/>
          </chart:axis>
          <chart:series chart:style-name="ch10" chart:values-cell-range-address="Sheet1.C2:Sheet1.C13" chart:label-cell-address="Sheet1.C1:Sheet1.C1" chart:class="chart:scatter">
            <chart:domain table:cell-range-address="Sheet1.B2:Sheet1.B13"/>
            <chart:data-point chart:repeated="12"/>
          </chart:series>
          <chart:series chart:style-name="ch11" chart:values-cell-range-address="Sheet1.D2:Sheet1.D13" chart:label-cell-address="Sheet1.D1:Sheet1.D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MCMe
(spoofed)
F_PWM = 3921</text:p>
                <draw:g>
                  <svg:desc>Sheet1.C1:Sheet1.C1</svg:desc>
                </draw:g>
              </table:table-cell>
              <table:table-cell office:value-type="string">
                <text:p>V_MCMe
(spoofed)
F_PWM = 49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3</svg:desc>
                </draw:g>
              </table:table-cell>
              <table:table-cell office:value-type="float" office:value="176">
                <text:p>176</text:p>
                <draw:g>
                  <svg:desc>Sheet1.C2:Sheet1.C13</svg:desc>
                </draw:g>
              </table:table-cell>
              <table:table-cell office:value-type="float" office:value="176">
                <text:p>176</text:p>
                <draw:g>
                  <svg:desc>Sheet1.D2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43">
                <text:p>1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127">
                <text:p>12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